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5cm" svg:y="5cm"/>
          <draw:line draw:style-name="gr1" draw:layer="layout" svg:x1="0cm" svg:y1="0cm" svg:x2="0.5cm" svg:y2="0.5cm">
            <text:p/>
          </draw:line>
          <draw:line draw:style-name="gr1" draw:layer="layout" svg:x1="0cm" svg:y1="1cm" svg:x2="1cm" svg:y2="0cm">
            <text:p/>
          </draw:line>
          <draw:path draw:style-name="gr1" draw:layer="layout" svg:width="1cm" svg:height="1cm" svg:x="1cm" svg:y="1cm" svg:viewBox="0 0 1001 1001" svg:d="m0 1001c0-501 500-1001 1001-1001">
            <text:p/>
          </draw:path>
          <draw:line draw:style-name="gr1" draw:layer="layout" svg:x1="0.5cm" svg:y1="0cm" svg:x2="0.5cm" svg:y2="0.25cm">
            <text:p/>
          </draw:line>
          <draw:line draw:style-name="gr1" draw:layer="layout" svg:x1="0.375cm" svg:y1="0.125cm" svg:x2="0.625cm" svg:y2="0.125cm">
            <text:p/>
          </draw:line>
          <draw:line draw:style-name="gr1" draw:layer="layout" svg:x1="1.375cm" svg:y1="2cm" svg:x2="1.625cm" svg:y2="2cm">
            <text:p/>
          </draw:line>
          <draw:line draw:style-name="gr1" draw:layer="layout" svg:x1="1.3cm" svg:y1="1.3cm" svg:x2="2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2 - Diagonal Polarized Capacitor</dc:title>
    <meta:creation-date>2011-02-07T17:11:01</meta:creation-date>
    <meta:editing-duration>P0D</meta:editing-duration>
    <meta:editing-cycles>1</meta:editing-cycles>
    <meta:document-statistic meta:object-count="8"/>
    <meta:generator>OpenOffice.org/3.3$Linux OpenOffice.org_project/330m20$Build-9567</meta:generator>
  </office:meta>
</office:document-meta>
</file>